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55cm"/>
    </style:style>
    <style:style style:name="co3" style:family="table-column">
      <style:table-column-properties fo:break-before="auto" style:column-width="1.603cm"/>
    </style:style>
    <style:style style:name="co4" style:family="table-column">
      <style:table-column-properties fo:break-before="auto" style:column-width="3.3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no-wrap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plage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>
            <text:p>Lieu</text:p>
          </table:table-cell>
          <table:table-cell table:style-name="ce1" office:value-type="string" calcext:value-type="string">
            <text:p>Temps</text:p>
          </table:table-cell>
          <table:table-cell table:style-name="ce1" office:value-type="string" calcext:value-type="string">
            <text:p>Dépenses (euros)</text:p>
          </table:table-cell>
        </table:table-row>
        <table:table-row table:style-name="ro1">
          <table:table-cell/>
          <table:table-cell office:value-type="string" calcext:value-type="string">
            <text:p>Madrid</text:p>
          </table:table-cell>
          <table:table-cell office:value-type="string" calcext:value-type="string">
            <text:p>5 jours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/>
          <table:table-cell office:value-type="string" calcext:value-type="string">
            <text:p>Prague</text:p>
          </table:table-cell>
          <table:table-cell office:value-type="string" calcext:value-type="string">
            <text:p>10 jours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/>
          <table:table-cell office:value-type="string" calcext:value-type="string">
            <text:p>Paris</text:p>
          </table:table-cell>
          <table:table-cell office:value-type="string" calcext:value-type="string">
            <text:p>3 jours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/>
          <table:table-cell office:value-type="string" calcext:value-type="string">
            <text:p>Marseille</text:p>
          </table:table-cell>
          <table:table-cell office:value-type="string" calcext:value-type="string">
            <text:p>2 jours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/>
          <table:table-cell office:value-type="string" calcext:value-type="string">
            <text:p>Viennes</text:p>
          </table:table-cell>
          <table:table-cell office:value-type="string" calcext:value-type="string">
            <text:p>6 jours</text:p>
          </table:table-cell>
          <table:table-cell office:value-type="float" office:value="630" calcext:value-type="float">
            <text:p>630</text:p>
          </table:table-cell>
        </table:table-row>
      </table:table>
      <table:table table:name="Feuille3" table:style-name="ta1">
        <table:table-column table:style-name="co1" table:default-cell-style-name="Default"/>
        <table:table-row table:style-name="ro1">
          <table:table-cell/>
        </table:table-row>
      </table:table>
      <table:table table:name="Feuille4" table:style-name="ta1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depdeb" table:base-cell-address="$plage.$H$21" table:cell-range-address="$plage.$D$3:.$D$4"/>
        <table:named-range table:name="depfin" table:base-cell-address="$plage.$H$21" table:cell-range-address="$plage.$D$5:.$D$7"/>
        <table:named-range table:name="haut" table:base-cell-address="$plage.$G$17" table:cell-range-address="$plage.$B$2:.$D$2"/>
        <table:named-range table:name="Lieudeb" table:base-cell-address="$plage.$H$21" table:cell-range-address="$plage.$B$3:.$B$5"/>
        <table:named-range table:name="Lieufin" table:base-cell-address="$plage.$H$21" table:cell-range-address="$plage.$C$6:.$C$7"/>
        <table:named-range table:name="Tempsdeb" table:base-cell-address="$plage.$H$21" table:cell-range-address="$plage.$C$3:.$C$5"/>
        <table:named-range table:name="Tempsfin" table:base-cell-address="$plage.$H$21" table:cell-range-address="$plage.$C$6:.$C$7"/>
        <table:named-range table:name="verif" table:base-cell-address="$plage.$G$17" table:cell-range-address="$plage.$C$3:.$D$7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5T15:49:14.661125200</meta:creation-date>
    <dc:date>2025-09-25T16:18:14.631029500</dc:date>
    <meta:editing-duration>PT14M51S</meta:editing-duration>
    <meta:editing-cycles>4</meta:editing-cycles>
    <meta:generator>LibreOffice/25.2.5.2$Windows_X86_64 LibreOffice_project/03d19516eb2e1dd5d4ccd751a0d6f35f35e08022</meta:generator>
    <meta:document-statistic meta:table-count="4" meta:cell-count="18" meta:object-count="0"/>
  </office:meta>
</office:document-meta>
</file>